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6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 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Thinking about 4-cycles, found counterexample!!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etje schrijven. Intensiee dag met rij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about rectangular dual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ting, herschrijven hoofdstuk 5 richting klotelem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ijven rel’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ied algo, fences are a bitch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an game gewerk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undifiend algo, some kind of entomb and flip aproach</text:p>
          </table:table-cell>
          <table:table-cell office:value-type="string" calcext:value-type="string">
            <text:p>Assement gedaan</text:p>
          </table:table-cell>
          <table:table-cell table:number-columns-repeated="1020"/>
        </table:table-row>
        <table:table-row table:style-name="ro2"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Schrijven vooral definities en plaatjes voor flips</text:p>
          </table:table-cell>
          <table:table-cell office:value-type="string" calcext:value-type="string">
            <text:p>lunclezing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, removing large curls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DO think about spli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akijken, Pas om 5 uur naar bed :(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unified algo</text:p>
          </table:table-cell>
          <table:table-cell office:value-type="string" calcext:value-type="string">
            <text:p>Nakijken, uitslapen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, reading draft unified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rocamdag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 of notation, draft correction</text:p>
          </table:table-cell>
          <table:table-cell office:value-type="string" calcext:value-type="string">
            <text:p>Salarisonderhandeling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es problemen, begonnen met simple aplicatie schrijve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ve strips, aplicati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fied Algo wont work :((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22:24:43.9396727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11-28T22:25:44.517050734</dc:date>
    <meta:editing-cycles>48</meta:editing-cycles>
    <meta:editing-duration>PT3H49M41S</meta:editing-duration>
    <meta:document-statistic meta:table-count="1" meta:cell-count="22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